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fo="urn:oasis:names:tc:opendocument:xmlns:xsl-fo-compatible:1.0" xmlns:of="urn:oasis:names:tc:opendocument:xmlns:of:1.2" xmlns:calcext="urn:org:documentfoundation:names:experimental:calc:xmlns:calcext:1.0" office:version="1.2">
  <office:automatic-styles>
    <style:style style:name="tpl-header" style:family="table-cell">
      <style:text-properties fo:font-weight="bold" fo:color="#ffffff"/>
      <style:table-cell-properties fo:background-color="#C55A11"/>
    </style:style>
  </office:automatic-styles>
  <office:body>
    <office:spreadsheet>
      <table:table table:name="Tasks"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tpl-header" office:value-type="string">
            <text:p>#</text:p>
          </table:table-cell>
          <table:table-cell table:style-name="tpl-header" office:value-type="string">
            <text:p>Task</text:p>
          </table:table-cell>
          <table:table-cell table:style-name="tpl-header" office:value-type="string">
            <text:p>Assignee</text:p>
          </table:table-cell>
          <table:table-cell table:style-name="tpl-header" office:value-type="string">
            <text:p>Priority</text:p>
          </table:table-cell>
          <table:table-cell table:style-name="tpl-header" office:value-type="string">
            <text:p>Status</text:p>
          </table:table-cell>
          <table:table-cell table:style-name="tpl-header" office:value-type="string">
            <text:p>Due Date</text:p>
          </table:table-cell>
          <table:table-cell table:style-name="tpl-header" office:value-type="string">
            <text:p>Notes</text:p>
          </table:table-cell>
        </table:table-row>
        <table:table-row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5">
            <text:p>5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>
            <text:p>7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8">
            <text:p>8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9">
            <text:p>9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10">
            <text:p>10</text:p>
          </table:table-cell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default-style style:family="table-cell">
      <style:text-properties fo:font-size="10pt" style:font-name="Arial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creation-date>2026-03-14T22:13:23.160Z</meta:creation-date>
    <dc:date>2026-03-14T22:13:23.160Z</dc:date>
  </office:meta>
</office:document-meta>
</file>